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4586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465cm"/>
    </style:style>
    <style:style style:name="pr4" style:family="presentation" style:parent-style-name="Default-title">
      <style:graphic-properties fo:min-height="2.0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22.737cm" style:use-optimal-column-width="false"/>
    </style:style>
    <style:style style:name="co2" style:family="table-column">
      <style:table-column-properties style:column-width="2.462cm" style:use-optimal-column-width="false"/>
    </style:style>
    <style:style style:name="co3" style:family="table-column">
      <style:table-column-properties style:column-width="25.198cm" style:use-optimal-column-width="false"/>
    </style:style>
    <style:style style:name="ro1" style:family="table-row">
      <style:table-row-properties style:row-height="2.776cm"/>
    </style:style>
    <style:style style:name="ro2" style:family="table-row">
      <style:table-row-properties style:row-height="2.778cm"/>
    </style:style>
    <style:style style:name="ro3" style:family="table-row">
      <style:table-row-properties style:row-height="3.179cm"/>
    </style:style>
    <style:style style:name="ro4" style:family="table-row">
      <style:table-row-properties style:row-height="3.086cm"/>
    </style:style>
    <style:style style:name="ro5" style:family="table-row">
      <style:table-row-properties style:row-height="3.089cm"/>
    </style:style>
    <style:style style:name="ce1" style:family="table-cell">
      <style:graphic-properties style:repeat="repeat"/>
      <style:paragraph-properties fo:text-align="start"/>
      <style:text-properties style:use-window-font-color="tru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use-window-font-color="true"/>
    </style:style>
    <style:style style:name="ce4" style:family="table-cell">
      <style:graphic-properties style:repeat="repeat"/>
      <style:paragraph-properties fo:text-align="end"/>
      <style:text-properties fo:font-size="60pt" fo:font-weight="bold" style:font-size-asian="60pt" style:font-weight-asian="bold" style:font-size-complex="60pt" style:font-weight-complex="bold"/>
    </style:style>
    <style:style style:name="ce5" style:family="table-cell">
      <style:graphic-properties style:repeat="repeat"/>
      <style:text-properties fo:color="#000000"/>
    </style:style>
    <style:style style:name="ce6" style:family="table-cell">
      <style:graphic-properties style:repeat="repeat"/>
      <style:paragraph-properties fo:text-align="end"/>
      <style:text-properties fo:color="#ff420e" fo:font-size="60pt" fo:font-weight="bold" style:font-size-asian="60pt" style:font-weight-asian="bold" style:font-size-complex="60pt" style:font-weight-complex="bold"/>
    </style:style>
    <style:style style:name="ce7" style:family="table-cell">
      <style:graphic-properties style:repeat="repeat" draw:textarea-vertical-align="middle"/>
      <style:paragraph-properties fo:text-align="start"/>
      <style:text-properties style:use-window-font-color="true"/>
    </style:style>
    <style:style style:name="ce8" style:family="table-cell">
      <style:graphic-properties style:repeat="repeat" draw:textarea-vertical-align="middle"/>
      <style:text-properties style:use-window-font-color="true"/>
    </style:style>
    <style:style style:name="ce9" style:family="table-cell">
      <style:graphic-properties style:repeat="repeat" draw:textarea-vertical-align="middle"/>
      <style:text-properties fo:color="#000000"/>
    </style:style>
    <style:style style:name="ce10" style:family="table-cell">
      <style:graphic-properties style:repeat="repeat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language="ru" fo:country="RU"/>
    </style:style>
    <style:style style:name="T2" style:family="text">
      <style:text-properties fo:color="#808080" fo:language="ru" fo:country="RU"/>
    </style:style>
    <style:style style:name="T3" style:family="text">
      <style:text-properties fo:color="#dc2300" fo:font-size="24pt" fo:language="ru" fo:country="RU" style:font-size-asian="24pt" style:font-size-complex="24pt"/>
    </style:style>
    <style:style style:name="T4" style:family="text">
      <style:text-properties fo:color="#000000" fo:font-size="24pt" fo:language="ru" fo:country="RU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23ff23"/>
    </style:style>
    <style:style style:name="T7" style:family="text">
      <style:text-properties fo:color="#000000"/>
    </style:style>
    <style:style style:name="T8" style:family="text">
      <style:text-properties fo:color="#23ff23" fo:font-size="60pt" fo:font-weight="bold" style:font-size-asian="60pt" style:font-weight-asian="bold" style:font-size-complex="60pt" style:font-weight-complex="bold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ff420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ff00"/>
    </style:style>
    <style:style style:name="T12" style:family="text">
      <style:text-properties fo:color="#ff420e" fo:language="ru" fo:country="RU"/>
    </style:style>
    <style:style style:name="T13" style:family="text">
      <style:text-properties fo:color="#ff420e"/>
    </style:style>
    <style:style style:name="T14" style:family="text">
      <style:text-properties fo:color="#00ff00" fo:language="ru" fo:country="RU"/>
    </style:style>
    <style:style style:name="T15" style:family="text">
      <style:text-properties fo:color="#000000" fo:language="ru" fo:country="RU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250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250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250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250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250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250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250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250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250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25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<text:span text:style-name="T1">Сентиментальная разметка твитов</text:span></text:p>
            <text:p/>
            <text:p text:style-name="P1"><text:span text:style-name="T2">Юрий Курочкин</text:span></text:p>
            <text:p text:style-name="P1"><text:span text:style-name="T3">Я</text:span><text:span text:style-name="T4">ндекс</text:span><text:span text:style-name="T5"> <text:s/>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Сентиментальная окраска твитой</text:p>
          </draw:text-box>
        </draw:frame>
        <draw:frame draw:style-name="standard" draw:layer="layout" svg:width="25.198cm" svg:height="13.881cm" svg:x="1.4cm" svg:y="4.914cm" presentation:class="table" presentation:user-transformed="true">
          <table:table table:template-name="bw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2"><text:span text:style-name="T6"/></text:p>
                    <text:p text:style-name="P2"><text:span text:style-name="T7">@uncle_kura — большой и хороший!</text:span></text:p>
                  </text:list-header>
                </text:list>
              </table:table-cell>
              <table:table-cell table:style-name="ce2">
                <text:list text:style-name="L2">
                  <text:list-header>
                    <text:p text:style-name="P3"><text:span text:style-name="T8">+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><text:span text:style-name="T6"/></text:p>
                    <text:p><text:span text:style-name="T7">На улице отличная погода и пахнет цветами.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><text:span text:style-name="T8">+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><text:span text:style-name="T6"/></text:p>
                    <text:p><text:span text:style-name="T7">Твит: «Пример нейтрального твита»</text:span></text:p>
                  </text:list-header>
                </text:list>
              </table:table-cell>
              <table:table-cell table:style-name="ce4">
                <text:p text:style-name="P1"><text:span text:style-name="T9">0</text:span></text:p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><text:span text:style-name="T7"/></text:p>
                    <text:p><text:span text:style-name="T7">@uncle_kura сочиняет оригинальные и смешнейшие твиты #ирония</text:span></text:p>
                  </text:list-header>
                </text:list>
              </table:table-cell>
              <table:table-cell table:style-name="ce2">
                <text:p text:style-name="P1"><text:span text:style-name="T10">-</text:span></text:p>
              </table:table-cell>
            </table:table-row>
            <table:table-row table:style-name="ro2">
              <table:table-cell table:style-name="ce2">
                <text:list text:continue-numbering="true" text:style-name="L2">
                  <text:list-header>
                    <text:p/>
                    <text:p>Теперь и они выпустили черти-что! Как эти лопаты в руки брать?</text:p>
                  </text:list-header>
                </text:list>
              </table:table-cell>
              <table:table-cell table:style-name="ce6">
                <text:p text:style-name="P1"><text:span text:style-name="T10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Краткость и язык</text:p>
          </draw:text-box>
        </draw:frame>
        <draw:frame draw:style-name="standard" draw:layer="layout" svg:width="25.197cm" svg:height="15.525cm" svg:x="1.4cm" svg:y="3.269cm" presentation:class="table" presentation:user-transformed="true">
          <table:table table:template-name="bw" table:use-banding-rows-styles="true">
            <table:table-column table:style-name="co3"/>
            <table:table-row table:style-name="ro3">
              <table:table-cell table:style-name="ce7">
                <text:list text:style-name="L2">
                  <text:list-header>
                    <text:p text:style-name="P4"><text:span text:style-name="T6"/></text:p>
                    <text:p text:style-name="P4">Второй час тянеееется очередь. Почему так <text:s/>мееедленно.</text:p>
                  </text:list-header>
                </text:list>
              </table:table-cell>
            </table:table-row>
            <table:table-row table:style-name="ro4">
              <table:table-cell table:style-name="ce8">
                <text:list text:continue-numbering="true" text:style-name="L2">
                  <text:list-header>
                    <text:p text:style-name="P5">Длиная очиредь — это прикрасно #irony</text:p>
                  </text:list-header>
                </text:list>
              </table:table-cell>
            </table:table-row>
            <table:table-row table:style-name="ro4">
              <table:table-cell table:style-name="ce8">
                <text:list text:continue-numbering="true" text:style-name="L2">
                  <text:list-header>
                    <text:p text:style-name="P5"><text:span text:style-name="T6"/></text:p>
                    <text:p text:style-name="P5">Аааааа!!!111 ТОЛЬКО ПОСМОТРИ НА ЭТО!!!111</text:p>
                  </text:list-header>
                </text:list>
              </table:table-cell>
            </table:table-row>
            <table:table-row table:style-name="ro4">
              <table:table-cell table:style-name="ce9">
                <text:list text:continue-numbering="true" text:style-name="L2">
                  <text:list-header>
                    <text:p text:style-name="P5"><text:span text:style-name="T7"/></text:p>
                    <text:p text:style-name="P5">@uncle_kura Ага и угу.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2">
                  <text:list-header>
                    <text:p text:style-name="P5">@somebody пришел и приготовил! pic.twitter.com/404</text:p>
                    <text:p text:style-name="P5"/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Зависимость от темы</text:p>
          </draw:text-box>
        </draw:frame>
        <draw:frame draw:style-name="standard" draw:layer="layout" svg:width="25.197cm" svg:height="15.525cm" svg:x="1.4cm" svg:y="3.269cm" presentation:class="table" presentation:user-transformed="true">
          <table:table table:template-name="bw" table:use-banding-rows-styles="true">
            <table:table-column table:style-name="co3"/>
            <table:table-row table:style-name="ro3">
              <table:table-cell table:style-name="ce7">
                <text:list text:style-name="L1">
                  <text:list-header>
                    <text:p text:style-name="P2"><text:span text:style-name="T6"/></text:p>
                    <text:p text:style-name="P2"><text:span text:style-name="T7">Мне подарили телефон с </text:span><text:span text:style-name="T6">большой</text:span><text:span text:style-name="T7"> батарейкой <text:s/></text:span><text:span text:style-name="T11">#радость</text:span><text:span text:style-name="T7"> </text:span><text:span text:style-name="T11">#НоваяИгрушка</text:span></text:p>
                  </text:list-header>
                </text:list>
              </table:table-cell>
            </table:table-row>
            <table:table-row table:style-name="ro4">
              <table:table-cell table:style-name="ce8">
                <text:list text:style-name="L2">
                  <text:list-header>
                    <text:p><text:span text:style-name="T7">#Психбольница2Фильм - поделка на </text:span><text:span text:style-name="T6">горячую</text:span><text:span text:style-name="T7"> тему с </text:span><text:span text:style-name="T12">дешёвыми</text:span><text:span text:style-name="T7"> спецэффектами и </text:span><text:span text:style-name="T13">предсказуемым</text:span><text:span text:style-name="T7"> финалом</text:span></text:p>
                  </text:list-header>
                </text:list>
              </table:table-cell>
            </table:table-row>
            <table:table-row table:style-name="ro4">
              <table:table-cell table:style-name="ce8">
                <text:list text:continue-numbering="true" text:style-name="L2">
                  <text:list-header>
                    <text:p><text:span text:style-name="T6"/></text:p>
                    <text:p><text:span text:style-name="T7">В @grechotto кормят </text:span><text:span text:style-name="T6">хорошо</text:span><text:span text:style-name="T7"> и </text:span><text:span text:style-name="T14">дёшево</text:span></text:p>
                  </text:list-header>
                </text:list>
              </table:table-cell>
            </table:table-row>
            <table:table-row table:style-name="ro4">
              <table:table-cell table:style-name="ce9">
                <text:list text:continue-numbering="true" text:style-name="L2">
                  <text:list-header>
                    <text:p><text:span text:style-name="T7"/></text:p>
                    <text:p><text:span text:style-name="T7">@plohoi_sportzal_official —</text:span><text:span text:style-name="T13"> отстой. Большие</text:span><text:span text:style-name="T7"> очереди к </text:span><text:span text:style-name="T15">тренажёрам</text:span><text:span text:style-name="T7"> и </text:span><text:span text:style-name="T13">плохой</text:span><text:span text:style-name="T7"> напор </text:span><text:span text:style-name="T16">горячей</text:span><text:span text:style-name="T7"> воды в душах.</text:span></text:p>
                  </text:list-header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2">
                  <text:list-header>
                    <text:p/>
                    <text:p/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084cm" svg:x="1.4cm" svg:y="0.837cm" presentation:class="title" presentation:user-transformed="true">
          <draw:text-box>
            <text:p>Что попытаемся сделать:</text:p>
          </draw:text-box>
        </draw:frame>
        <draw:custom-shape draw:style-name="gr2" draw:text-style-name="P3" draw:layer="layout" svg:width="23.538cm" svg:height="3.819cm" draw:transform="skewX (-0.00296705972839036) translate (2.448cm 5.309cm)">
          <text:p text:style-name="P3"/>
          <text:p text:style-name="P3"/>
          <text:p text:style-name="P3">Размечаем смайликами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34cm" svg:height="2.014cm" svg:x="8.861cm" svg:y="2.771cm">
          <text:p text:style-name="P3">Берем кучу твитов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4.753cm" svg:height="3.819cm" draw:transform="skewX (-0.00296705972839036) translate (11.121cm 9.971cm)">
          <text:p text:style-name="P3">Машинное обуче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34cm" svg:height="2.696cm" svg:x="8.727cm" svg:y="14.453cm">
          <text:p text:style-name="P3">Считаем качество результата ;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072cm" svg:height="0.824cm" svg:x="12.829cm" svg:y="4.5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072cm" svg:height="1.106cm" svg:x="12.929cm" svg:y="8.8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072cm" svg:height="0.824cm" svg:x="12.73cm" svg:y="13.6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6.665cm" svg:height="2.521cm" svg:x="3.079cm" svg:y="6.047cm">
          <text:p text:style-name="P3"><text:span text:style-name="T17">;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665cm" svg:height="2.521cm" svg:x="18.371cm" svg:y="6.205cm">
          <text:p text:style-name="P3"><text:span text:style-name="T17">: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973cm" svg:height="3.819cm" draw:transform="skewX (-0.00296705972839036) translate (0.93cm 10.168cm)">
          <text:p text:style-name="P3">Придумываем фактор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957cm" svg:height="1.596cm" svg:x="8.754cm" svg:y="11.1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21.634cm" svg:height="0.962cm" svg:x="6.381cm" svg:y="17.86cm">
          <draw:text-box>
            <text:p>Twitter Sentiment Classification using Distant Supervision. Go et al. 2009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Фактор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Униграммы</text:p>
              </text:list-item>
              <text:list-item>
                <text:p text:style-name="P2">Би-граммы</text:p>
              </text:list-item>
              <text:list-item>
                <text:p text:style-name="P2">@ и #</text:p>
              </text:list-item>
              <text:list-item>
                <text:p text:style-name="P2">URL </text:p>
              </text:list-item>
            </text:list>
            <text:list text:style-name="L4">
              <text:list-item>
                <text:p text:style-name="P2">Пунктуация</text:p>
              </text:list-item>
              <text:list-item>
                <text:p text:style-name="P2">Виды URL</text:p>
              </text:list-item>
              <text:list-item>
                <text:p text:style-name="P2">Ваши идеи</text:p>
              </text:list-item>
            </text:list>
          </draw:text-box>
        </draw:frame>
        <draw:frame draw:style-name="gr8" draw:layer="layout" svg:width="21.634cm" svg:height="0.962cm" svg:x="6.109cm" svg:y="17.86cm">
          <draw:text-box>
            <text:p>Twitter Sentiment Classification using Distant Supervision. Go et al. 2009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Пожелания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В идеале: 2 * (1-2 человека)</text:p>
              </text:list-item>
              <text:list-item>
                <text:p text:style-name="P2">Python, C++ (ну или на ваш вкус с меньшей <text:tab/><text:tab/><text:tab/><text:tab/><text:tab/><text:tab/><text:tab/><text:tab/><text:tab/><text:tab/><text:tab/><text:tab/><text:tab/><text:tab/>помощью :)</text:p>
              </text:list-item>
              <text:list-item>
                <text:p text:style-name="P2">Будни, офис Яндекса</text:p>
              </text:list-item>
              <text:list-item>
                <text:p text:style-name="P2">yurakura@yandex-team.r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rakura </meta:initial-creator>
    <meta:creation-date>2014-02-12T13:05:45.151578051</meta:creation-date>
    <dc:date>2014-09-15T12:25:05.469740409</dc:date>
    <dc:creator>yurakura </dc:creator>
    <meta:editing-duration>PT22M54S</meta:editing-duration>
    <meta:editing-cycles>3</meta:editing-cycles>
    <meta:generator>LibreOffice/4.2.6.3$Linux_X86_64 LibreOffice_project/420m0$Build-3</meta:generator>
    <meta:document-statistic meta:object-count="60"/>
  </office:meta>
</office:document-meta>
</file>